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"/home/sabry/Downloads/row data/odoo_attendance_import"</text:p>
      <text:p text:style-name="Standard"/>
      <text:p text:style-name="Standard">source ../venv/bin/activate</text:p>
      <text:p text:style-name="Standard"/>
      <text:p text:style-name="Standard"/>
      <text:p text:style-name="Standard"><text:s/>cd "/home/sabry/Downloads/row data/odoo_attendance_import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00:54.246957915</meta:creation-date>
    <dc:date>2024-12-23T11:07:42.107009739</dc:date>
    <meta:editing-duration>PT1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" meta:character-count="144" meta:non-whitespace-character-count="138"/>
  </office:meta>
</office:document-meta>
</file>